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style:font-name-asian="Monospace" style:font-size-asian="9pt"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9" style:family="paragraph" style:parent-style-name="Heading_20_3">
      <style:paragraph-properties style:snap-to-layout-grid="false"/>
    </style:style>
    <style:style style:name="P30"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language="it" fo:country="IT" fo:font-weight="normal" style:font-weight-asian="normal"/>
    </style:style>
    <style:style style:name="T10" style:family="text">
      <style:text-properties fo:color="#2a00ff" style:font-name="Monospace" fo:font-size="9pt" style:font-name-asian="Monospace" style:font-size-asian="9pt" style:font-name-complex="Monospace"/>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76in" draw:visible-area-height="0.8878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7</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HTTPD with FatFS</text:h>
          </table:table-cell>
          <table:covered-table-cell/>
          <table:table-cell table:style-name="Table2.D3" office:value-type="float" office:value="3">
            <text:h text:style-name="P24" text:outline-level="1">3</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Test lm3s9b96</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Porting LWIP to lm3s9b96 with FreeRTOS, enable SSI &amp; CGI, read Pages from SD Card</text:h>
          </table:table-cell>
          <table:covered-table-cell/>
          <table:table-cell table:style-name="Table2.D3" office:value-type="float" office:value="6">
            <text:h text:style-name="P26" text:outline-level="1">6</text:h>
          </table:table-cell>
        </table:table-row>
        <table:table-row table:style-name="Table2.1">
          <table:table-cell table:style-name="Table2.A1" table:number-columns-spanned="2" office:value-type="string">
            <text:p text:style-name="P14">Kalenderwoche: <text:s text:c="3"/>48</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LWIP Webclient hinzufügen ( LWIP 1.3.1)</text:p>
          </table:table-cell>
          <table:covered-table-cell/>
          <table:table-cell table:style-name="Table2.D3" office:value-type="float" office:value="4">
            <text:h text:style-name="P24" text:outline-level="1">4</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text:span text:style-name="T9">SSI Tags NumberInputField und </text:span>SubmitInputField<text:span text:style-name="T9"> implementiert</text:span></text:p>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49</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SSI &amp; CGI von SD Karte lesen</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SSI von SD Karte funktioniert, Zusammenarbeit <text:s/><text:span text:style-name="T10">NumberInputField → ComTask funktioniert noch nicht, ComTask hängt</text:span></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50</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3" text:outline-level="1"/>
          </table:table-cell>
          <table:covered-table-cell/>
          <table:table-cell table:style-name="Table2.D26"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8"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9"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9"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0"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76in" draw:visible-area-height="0.8878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6.odt</text:file-name></text:span><text:span text:style-name="MT3"><text:tab/><text:tab/></text:span><text:span text:style-name="MT3"><text:date style:data-style-name="N30" text:date-value="2009-12-01T17:06:38">01.12.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2-01T17:06:37</dc:date>
    <meta:print-date>2000-12-19T15:31:00</meta:print-date>
    <meta:editing-cycles>53</meta:editing-cycles>
    <meta:generator>OpenOffice.org/3.1$Unix OpenOffice.org_project/310m19$Build-9420</meta:generator>
    <meta:editing-duration>PT07H12M29S</meta:editing-duration>
    <meta:document-statistic meta:table-count="5" meta:image-count="0" meta:object-count="1" meta:page-count="1" meta:paragraph-count="82" meta:word-count="245" meta:character-count="1749"/>
    <meta:user-defined meta:name="Info 1"/>
    <meta:user-defined meta:name="Info 2"/>
    <meta:user-defined meta:name="Info 3"/>
    <meta:user-defined meta:name="Info 4"/>
  </office:meta>
</office:document-meta>
</file>